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dwin" svg:font-family="Edw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dwin" fo:font-size="14pt" fo:font-weight="bold" officeooo:rsid="00014390" officeooo:paragraph-rsid="0001439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Edwin" fo:font-size="14pt" fo:font-weight="bold" officeooo:rsid="000289ec" officeooo:paragraph-rsid="000289e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Edwin" fo:font-size="12pt" fo:font-weight="bold" officeooo:rsid="00014390" officeooo:paragraph-rsid="0001439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Edwin" fo:font-size="12pt" fo:font-weight="bold" officeooo:rsid="000289ec" officeooo:paragraph-rsid="000289e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Edwin" fo:font-size="12pt" fo:font-weight="normal" officeooo:rsid="00014390" officeooo:paragraph-rsid="0001439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Edwin" fo:font-size="12pt" fo:font-weight="normal" officeooo:rsid="000289ec" officeooo:paragraph-rsid="000289e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5983b0" loext:opacity="100%" style:font-name="Edwin" fo:font-size="12pt" fo:font-weight="normal" officeooo:rsid="00014390" officeooo:paragraph-rsid="0001439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5983b0" loext:opacity="100%" style:font-name="Edwin" fo:font-size="12pt" fo:font-weight="normal" officeooo:rsid="000289ec" officeooo:paragraph-rsid="000289e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Edwin" fo:font-size="12pt" fo:font-weight="normal" officeooo:rsid="000289ec" officeooo:paragraph-rsid="000289ec" style:font-size-asian="10.5pt" style:font-weight-asian="normal" style:font-size-complex="12pt" style:font-weight-complex="normal"/>
    </style:style>
    <style:style style:name="T1" style:family="text">
      <style:text-properties fo:color="#5983b0" loext:opacity="100%"/>
    </style:style>
    <style:style style:name="T2" style:family="text">
      <style:text-properties officeooo:rsid="000289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coes Secao 5 <text:span text:style-name="T2">e 6</text:span> – Estrutura condicional</text:p>
      <text:p text:style-name="P1"/>
      <text:p text:style-name="P3">Expressões comparativas</text:p>
      <text:p text:style-name="P3"/>
      <text:p text:style-name="P5">Proposições lógicas ou matemáticas que possuem resultado verdadeiro ou falso.</text:p>
      <text:p text:style-name="P5"/>
      <text:p text:style-name="P3">Expressões Lógicas</text:p>
      <text:p text:style-name="P3"/>
      <text:p text:style-name="P5">Operadores: &amp;&amp;, || , ! (e, ou, não)</text:p>
      <text:p text:style-name="P5"/>
      <text:p text:style-name="P3">Estrutura condicional</text:p>
      <text:p text:style-name="P3"/>
      <text:p text:style-name="P5">Estrutura de controle que define se o bloco será executado baseado na condição.</text:p>
      <text:p text:style-name="P5">Sintaxe:</text:p>
      <text:p text:style-name="P5"><text:tab/></text:p>
      <text:p text:style-name="P5"><text:tab/><text:span text:style-name="T1">if ( &lt;condição&gt; ) { </text:span></text:p>
      <text:p text:style-name="P5"><text:tab/><text:tab/><text:span text:style-name="T1">[...]</text:span></text:p>
      <text:p text:style-name="P5"><text:tab/><text:span text:style-name="T1">}</text:span></text:p>
      <text:p text:style-name="P5"><text:tab/><text:span text:style-name="T1">else {</text:span></text:p>
      <text:p text:style-name="P5"><text:tab/><text:tab/><text:span text:style-name="T1">[...]</text:span></text:p>
      <text:p text:style-name="P5"><text:tab/><text:span text:style-name="T1">}</text:span></text:p>
      <text:p text:style-name="P5"/>
      <text:p text:style-name="P5">O operador ternário também é válido.</text:p>
      <text:p text:style-name="P5"/>
      <text:p text:style-name="P5"><text:tab/><text:span text:style-name="T1">( condição) ? &lt;valor_se_true&gt; : &lt;valor_se_false&gt;</text:span></text:p>
      <text:p text:style-name="P5"/>
      <text:p text:style-name="P3">Atribuição cumulativa</text:p>
      <text:p text:style-name="P3"/>
      <text:p text:style-name="P5">+=, -=, *=, etc são válidos.</text:p>
      <text:p text:style-name="P5"/>
      <text:p text:style-name="P3">Switch-case</text:p>
      <text:p text:style-name="P3"/>
      <text:p text:style-name="P5"><text:tab/><text:span text:style-name="T1">switch (x) {</text:span></text:p>
      <text:p text:style-name="P5"><text:span text:style-name="T1"><text:tab/><text:tab/>case 1:</text:span></text:p>
      <text:p text:style-name="P5"><text:tab/><text:tab/><text:tab/><text:span text:style-name="T1">break;</text:span></text:p>
      <text:p text:style-name="P5"><text:span text:style-name="T1"><text:tab/>}</text:span></text:p>
      <text:p text:style-name="P5"/>
      <text:p text:style-name="P5">é válido.</text:p>
      <text:p text:style-name="P5"/>
      <text:p text:style-name="P5"/>
      <text:p text:style-name="P3">Escopo e Inicialização</text:p>
      <text:p text:style-name="P3"/>
      <text:p text:style-name="P5">Escopo de uma variável é a região do programa onde a variável é válida e pode ser referenciada. Uma variável não pode ser usada se não for iniciada.</text:p>
      <text:p text:style-name="P7"><text:tab/>double price = sc.nextDouble();</text:p>
      <text:p text:style-name="P7"><text:tab/>if (price &gt; 100.0) {</text:p>
      <text:p text:style-name="P7"><text:tab/>double discount = price * 0.1;</text:p>
      <text:p text:style-name="P7"><text:tab/>}</text:p>
      <text:p text:style-name="P7"><text:tab/>System.out.println(discount) // VAI DAR MERDA, DISCOUNT SO EXISTIRA <text:tab/><text:tab/><text:tab/><text:tab/><text:tab/><text:tab/>SE PRICE &gt; 100.0.</text:p>
      <text:p text:style-name="P4"><text:soft-page-break/>Breakpoints e Debug</text:p>
      <text:p text:style-name="P4"/>
      <text:p text:style-name="P6">Pode-se settar breakpoints em que se inicia o processo de debug. O programa corre normalmente ate o breakpoint, e inicia o debug depois dele.</text:p>
      <text:p text:style-name="P4"/>
      <text:p text:style-name="P2">Estruturas Repetitivas</text:p>
      <text:p text:style-name="P6"/>
      <text:p text:style-name="P4">While</text:p>
      <text:p text:style-name="P6">Repete um bloco de comandos enquanto uma condicao for verdadeira. E usada quando nao se sabe previamente a quantidade de repeticoes a se realizar.</text:p>
      <text:p text:style-name="P6"/>
      <text:p text:style-name="P6"><text:tab/><text:span text:style-name="T1">while (condicao) {</text:span></text:p>
      <text:p text:style-name="P8"><text:tab/><text:tab/>[...]</text:p>
      <text:p text:style-name="P8"><text:tab/>}</text:p>
      <text:p text:style-name="P6"/>
      <text:p text:style-name="P4">For Loop</text:p>
      <text:p text:style-name="P6">Sintaxe:<text:line-break/><text:tab/><text:span text:style-name="T1">for ( inicio ; condicao ; incremento ) {</text:span></text:p>
      <text:p text:style-name="P6"><text:tab/><text:tab/><text:span text:style-name="T1">[...]</text:span></text:p>
      <text:p text:style-name="P6"><text:tab/><text:span text:style-name="T1">}</text:span></text:p>
      <text:p text:style-name="P6"/>
      <text:p text:style-name="P6"><text:s/>Lembrando que a checagem de condicao ocorre depois do incremento.</text:p>
      <text:p text:style-name="P5"/>
      <text:p text:style-name="P4">Do-While</text:p>
      <text:p text:style-name="P6">Testa a condicao no final:</text:p>
      <text:p text:style-name="P6"><text:line-break/><text:span text:style-name="T1"><text:tab/>do {</text:span></text:p>
      <text:p text:style-name="P8"><text:tab/><text:tab/>comando 1</text:p>
      <text:p text:style-name="P8"><text:tab/><text:tab/>comando 2</text:p>
      <text:p text:style-name="P8"><text:tab/>} while ( condição );</text:p>
      <text:p text:style-name="P8"/>
      <text:p text:style-name="P9">Portanto, o bloco executa ao menos uma vez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dwin" svg:font-family="Edw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0-20T15:40:38.987025327</dc:date>
    <meta:editing-duration>PT1H52M13S</meta:editing-duration>
    <meta:editing-cycles>1</meta:editing-cycles>
    <meta:document-statistic meta:table-count="0" meta:image-count="0" meta:object-count="0" meta:page-count="2" meta:paragraph-count="52" meta:word-count="253" meta:character-count="1509" meta:non-whitespace-character-count="1261"/>
  </office:meta>
</office:document-meta>
</file>